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94429" fo:border-bottom="thin solid #494429" fo:border-left="thin solid #4944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429" fo:border-bottom="thin solid #4944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94429" fo:border-bottom="thin solid #494429" fo:border-left="none" fo:border-right="thin solid #4944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944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429" fo:border-bottom="none" fo:border-left="thin solid #494429" fo:border-right="thin solid #494429" style:vertical-align="middle" fo:wrap-option="wrap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494429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494429"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494429" style:vertical-align="middle" fo:wrap-option="wrap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494429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494429" style:vertical-align="middle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4944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944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944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944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4944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944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7795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455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20" table:default-cell-style-name="ce2"/>
        <table:table-column table:style-name="co5" table:number-columns-repeated="16356" table:default-cell-style-name="ce2"/>
        <table:table-row table:style-name="ro1">
          <table:table-cell office:value-type="string" table:number-columns-spanned="6" table:number-rows-spanned="1" table:style-name="ce22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2">
            <text:p>SESSION 2024</text:p>
          </table:table-cell>
          <table:covered-table-cell/>
          <table:table-cell table:number-columns-repeated="16376" table:style-name="ce2"/>
        </table:table-row>
        <table:table-row table:style-name="ro2">
          <table:table-cell office:value-type="string" table:number-columns-spanned="8" table:number-rows-spanned="1" table:style-name="ce23">
            <text:p>Tableau de synthèse des réalisations professionnelles</text:p>
          </table:table-cell>
          <table:covered-table-cell table:number-columns-repeated="7"/>
          <table:table-cell table:number-columns-repeated="16376" table:style-name="ce2"/>
        </table:table-row>
        <table:table-row table:style-name="ro1">
          <table:table-cell office:value-type="string" table:number-columns-spanned="5" table:number-rows-spanned="1" table:style-name="ce24">
            <text:p>NOM et prénom : LHERITEAU Clément</text:p>
          </table:table-cell>
          <table:covered-table-cell table:number-columns-repeated="4"/>
          <table:table-cell office:value-type="string" table:number-columns-spanned="3" table:number-rows-spanned="1" table:style-name="ce24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4">
            <text:p>Centre de formation :Institut Informatique Appliquée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X SISR</text:p>
          </table:table-cell>
          <table:table-cell office:value-type="string" table:style-name="ce6">
            <text:p>▢ SLAM</text:p>
          </table:table-cell>
          <table:table-cell table:number-columns-repeated="16376" table:style-name="ce2"/>
        </table:table-row>
        <table:table-row table:style-name="ro1">
          <table:table-cell office:value-type="string" table:number-columns-spanned="8" table:number-rows-spanned="1" table:style-name="ce24">
            <text:p>Adresse URL du portfolio : https://clement-lheriteau.onrender.com/</text:p>
          </table:table-cell>
          <table:covered-table-cell table:number-columns-repeated="7"/>
          <table:table-cell table:number-columns-repeated="16376" table:style-name="ce2"/>
        </table:table-row>
        <table:table-row table:style-name="ro3">
          <table:table-cell office:value-type="string" table:number-columns-spanned="1" table:number-rows-spanned="2" table:style-name="ce25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6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 table:style-name="ce2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27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2"/>
        </table:table-row>
        <table:table-row table:style-name="ro1">
          <table:table-cell office:value-type="string" table:style-name="ce9">
            <text:p>Exploitation d'un Windows Server 2022</text:p>
          </table:table-cell>
          <table:table-cell table:style-name="ce10"/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Installation d'un Active Directory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Créer des utilisateurs Windows et les associer à des groupes / Partager et securiser des dossiers utilisateurs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Créer des scripts d'ouverture de sessions pour des utilisateurs Déploiement GPO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4">
            <text:p>Gestion des annuaires ACTIVE DIRECTORY Mise en place DNS + AD sur Windows Server 2022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6">
            <text:p>Mise en place d'une solution de gestion de parc informatique GLPI sous Linux (Debian 12)</text:p>
          </table:table-cell>
          <table:table-cell table:style-name="ce10"/>
          <table:table-cell table:style-name="ce13"/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Gestion de Tickets GLPI</text:p>
          </table:table-cell>
          <table:table-cell table:style-name="ce10"/>
          <table:table-cell table:style-name="ce13"/>
          <table:table-cell office:value-type="string" table:style-name="ce15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6">
            <text:p>Utilisaton du logiciel Cisco Packet Tracer</text:p>
          </table:table-cell>
          <table:table-cell table:style-name="ce10"/>
          <table:table-cell office:value-type="string" table:style-name="ce12">
            <text:p>X</text:p>
          </table:table-cell>
          <table:table-cell table:number-columns-repeated="4" table:style-name="ce13"/>
          <table:table-cell office:value-type="string" table:style-name="ce12">
            <text:p>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7">
            <text:p>Initiation aux réseaux (Adressage IPv4, Protocoles, Segmentation des réseaux IP en sous-réseaux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Notions de base sur le routage et de la commutation VLANs / Routage Inter-Vlan / Truncking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2"/>
        </table:table-row>
        <table:table-row table:style-name="ro1">
          <table:table-cell office:value-type="string" table:style-name="ce17">
            <text:p>Routage statique / Routage dynamique / Routage RIP / Protocole OSPF IPV4 / DHCP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Mise en place de GPO</text:p>
          </table:table-cell>
          <table:table-cell table:style-name="ce10"/>
          <table:table-cell office:value-type="string" table:style-name="ce13">
            <text:p>X</text:p>
          </table:table-cell>
          <table:table-cell table:number-columns-repeated="4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mise en place d'un sevrer SFTP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Diagramme de PERT GANTT<text:s/></text:p>
          </table:table-cell>
          <table:table-cell table:style-name="ce10"/>
          <table:table-cell table:number-columns-repeated="3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7">
            <text:p>Firewall virtuel Pfsense ( mise en place de règle firewall)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office:value-type="string" table:number-columns-spanned="8" table:number-rows-spanned="1" table:style-name="ce28">
            <text:p>Réalisations en milieu professionnel en cours de première année</text:p>
          </table:table-cell>
          <table:covered-table-cell table:number-columns-repeated="7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6">
            <text:p>configuration initial de switch (huawei; hp )</text:p>
          </table:table-cell>
          <table:table-cell table:style-name="ce10"/>
          <table:table-cell table:style-name="ce15"/>
          <table:table-cell office:value-type="string" table:style-name="ce13">
            <text:p>x</text:p>
          </table:table-cell>
          <table:table-cell table:style-name="ce15"/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installation de borne wifi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Jarretirage de fibre et câblage RJ45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gestion de ticket sous redmin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Mise en place equipement DNS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Mise en place de boitier VPN<text:s/></text:p>
          </table:table-cell>
          <table:table-cell table:style-name="ce10"/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8"/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office:value-type="string" table:number-columns-spanned="8" table:number-rows-spanned="1" table:style-name="ce28">
            <text:p>Réalisations en milieu professionnel en cours de seconde année</text:p>
          </table:table-cell>
          <table:covered-table-cell table:number-columns-repeated="7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6">
            <text:p>Service SI interne : Présentation entreprise, prise en main des outils techniques, mise en production des postes de travail utilisateurs</text:p>
          </table:table-cell>
          <table:table-cell table:style-name="ce10"/>
          <table:table-cell office:value-type="string" table:style-name="ce15">
            <text:p>X</text:p>
          </table:table-cell>
          <table:table-cell table:style-name="ce13"/>
          <table:table-cell office:value-type="string" table:style-name="ce15">
            <text:p>X</text:p>
          </table:table-cell>
          <table:table-cell table:number-columns-repeated="3" table:style-name="ce13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office:value-type="string" table:style-name="ce18">
            <text:p>reservation d'@IP<text:s/></text:p>
          </table:table-cell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number-rows-repeated="5" table:style-name="ro1">
          <table:table-cell table:style-name="ce18"/>
          <table:table-cell table:style-name="ce10"/>
          <table:table-cell table:number-columns-repeated="6" table:style-name="ce13"/>
          <table:table-cell table:number-columns-repeated="5" table:style-name="ce2"/>
          <table:table-cell table:number-columns-repeated="16371" table:style-name="ce1"/>
        </table:table-row>
        <table:table-row table:style-name="ro6">
          <table:table-cell table:style-name="ce19"/>
          <table:table-cell table:style-name="ce20"/>
          <table:table-cell table:number-columns-repeated="6" table:style-name="ce21"/>
          <table:table-cell table:number-columns-repeated="5" table:style-name="ce2"/>
          <table:table-cell table:number-columns-repeated="16371" table:style-name="ce1"/>
        </table:table-row>
        <table:table-row table:number-rows-repeated="965" table:style-name="ro6">
          <table:table-cell table:number-columns-repeated="8" table:style-name="ce3"/>
          <table:table-cell table:number-columns-repeated="5" table:style-name="ce2"/>
          <table:table-cell table:number-columns-repeated="16371" table:style-name="ce1"/>
        </table:table-row>
        <table:table-row table:number-rows-repeated="104757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Christine Gaubert-Macon</meta:initial-creator>
    <dc:creator>Christelle LHERITEAU</dc:creator>
    <meta:creation-date>2012-01-12T10:51:15Z</meta:creation-date>
    <dc:date>2025-03-10T20:55:57Z</dc:date>
    <meta:editing-cycles>3</meta:editing-cycles>
    <meta:editing-duration>PT931S</meta:editing-duration>
  </office:meta>
</office:document-meta>
</file>